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19" table:visibility="collapse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600" table:style-name="ce10">
            <text:p>6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300" table:style-name="ce10">
            <text:p>3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600" table:style-name="ce10">
            <text:p>6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50" table:style-name="ce10">
            <text:p>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450" table:style-name="ce10">
            <text:p>4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90" table:style-name="ce10">
            <text:p>1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300" table:style-name="ce10">
            <text:p>30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00" table:style-name="ce10">
            <text:p>20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90" table:style-name="ce10">
            <text:p>1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5" table:style-name="ce10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70" table:style-name="ce10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120" table:style-name="ce16">
            <text:p>12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857" table:formula="of:=SUM([.E2:.E54])" table:style-name="ce16">
            <text:p>4857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8"/>
          <table:table-cell table:style-name="ce16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8-27T08:23:59Z</dc:date>
    <meta:print-date>2024-07-02T10:41:14Z</meta:print-date>
    <meta:editing-cycles>108</meta:editing-cycles>
    <meta:editing-duration>PT130425S</meta:editing-duration>
  </office:meta>
</office:document-meta>
</file>